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333333" style:text-line-through-style="none" style:text-line-through-type="none" style:font-name="OpenSans" fo:font-size="10.5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333333" style:font-name="OpenSans" fo:font-size="10.5pt" fo:letter-spacing="normal" fo:font-style="normal" fo:font-weight="normal"/>
    </style:style>
    <style:style style:name="T3" style:family="text">
      <style:text-properties fo:font-variant="normal" fo:text-transform="none" fo:color="#2775d1" style:font-name="OpenSans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lá, você!</text:span><text:span text:style-name="T2"> </text:span><text:span text:style-name="T1">Estamos no curso de Orientação a Objetos com Java.</text:span><text:span text:style-name="T2"> </text:span><text:span text:style-name="T1">Meu nome é Eduardo Guerra e hoje eu vou tá falando pra vocês sobre a cadeia de</text:span><text:span text:style-name="T2"> </text:span><text:span text:style-name="T1">construtores.</text:span><text:span text:style-name="T2"> </text:span><text:span text:style-name="T1">Que que é isso?</text:span><text:span text:style-name="T2"> </text:span><text:span text:style-name="T1">A gente vai entender como que os construtores são invocados quando</text:span><text:span text:style-name="T2"> </text:span><text:span text:style-name="T1">a gente tem uma hierarquia de classes.</text:span><text:span text:style-name="T2"> </text:span><text:span text:style-name="T1">Ou seja, bom, quando você tem ali uma subclasse,</text:span><text:span text:style-name="T2"> </text:span><text:span text:style-name="T1">o que que acontece, como que você inicializa as superclasses que</text:span><text:span text:style-name="T2"> </text:span><text:span text:style-name="T1">fazem parte dessa classe que você tá instanciando?</text:span><text:span text:style-name="T2"> </text:span><text:span text:style-name="T1">Então, você pensa, né: eu tenho ali uma subclasse,</text:span><text:span text:style-name="T2"> </text:span><text:span text:style-name="T1">ela tá estendendo uma superclasse...</text:span><text:span text:style-name="T2"> </text:span><text:span text:style-name="T1">Como que você vai inicializar, na subclasse,</text:span><text:span text:style-name="T2"> </text:span><text:span text:style-name="T1">aquelas coisas que são da superclasse?</text:span><text:span text:style-name="T2"> </text:span><text:span text:style-name="T1">Por exemplo, a superclasse, ela tem às vezes vários atributos ali que eles</text:span><text:span text:style-name="T2"> </text:span><text:span text:style-name="T1">precisam de uma inicialização no momento que você vai lá e instancia o objeto.</text:span><text:span text:style-name="T2"> </text:span><text:span text:style-name="T1">E, aquela coisa né, se a superclasse,</text:span><text:span text:style-name="T2"> </text:span><text:span text:style-name="T1">ela precisa instanciar essas variáveis, ela tem construtores pra fazer isso.</text:span><text:span text:style-name="T2"> </text:span><text:span text:style-name="T1">Ou seja, ela mesma já tem os seus próprios construtores.</text:span><text:span text:style-name="T2"> </text:span><text:span text:style-name="T1">Então, como é que a subclasse faz, né, pra falar assim: "Ô, superclasse, inicializa</text:span><text:span text:style-name="T2"> </text:span><text:span text:style-name="T1">aí o que que você tem que inicializar que depois eu faço aqui o que eu preciso".</text:span><text:span text:style-name="T2"> </text:span><text:span text:style-name="T1">Então, Java, é obrigatório que construtor,</text:span><text:span text:style-name="T2"> </text:span><text:span text:style-name="T1">ele chame outro construtor como sua primeira ação.</text:span><text:span text:style-name="T2"> </text:span><text:span text:style-name="T1">Então essa é uma forma de garantir que sempre vai ser inicializado.</text:span><text:span text:style-name="T2"> </text:span><text:span text:style-name="T1">Então vai se chamando construtores, construtores, construtores até que se</text:span><text:span text:style-name="T2"> </text:span><text:span text:style-name="T1">chame lá o construtor de Object que vai fechar todo esse ciclo aí.</text:span><text:span text:style-name="T2"> </text:span><text:span text:style-name="T1">Então a gente tem duas opções pra invocação desses construtores.</text:span><text:span text:style-name="T2"> </text:span><text:span text:style-name="T1">A gente pode tá invocando aqui o construtor da superclasse ou</text:span><text:span text:style-name="T2"> </text:span><text:span text:style-name="T1">construtor da minha própria classe, sendo que ciclos não são permitidos.</text:span><text:span text:style-name="T2"> </text:span><text:span text:style-name="T1">Ou seja, eu não posso chamar construtor...</text:span><text:span text:style-name="T2"> </text:span><text:span text:style-name="T1">Eu tenho construtor A,</text:span><text:span text:style-name="T2"> </text:span><text:span text:style-name="T1">eu não posso chamar construtor B que chama de volta o construtor A.</text:span><text:span text:style-name="T2"> </text:span><text:span text:style-name="T1">Então ele não permite que esses ciclos aconteçam.</text:span><text:span text:style-name="T2"> </text:span><text:span text:style-name="T1">E aí pra invocar o construtor da superclasse eu uso super() e pra invocar</text:span><text:span text:style-name="T2"> </text:span><text:span text:style-name="T1">o construtor da própria classe eu uso this().</text:span><text:span text:style-name="T2"> </text:span><text:span text:style-name="T1">Os dois com parênteses depois.</text:span><text:span text:style-name="T2"> </text:span><text:span text:style-name="T1">É como se você estivesse invocando construtor.</text:span><text:span text:style-name="T2"> </text:span><text:span text:style-name="T1">Obviamente se esse construtor recebe parâmetros, seja da superclasse ou</text:span><text:span text:style-name="T2"> </text:span><text:span text:style-name="T1">da própria classe, você pode, você tem, né, que passar os parâmetros pra ele.</text:span><text:span text:style-name="T2"> </text:span><text:span text:style-name="T1">E aí você me pergunta, né: puxa vida,</text:span><text:span text:style-name="T2"> </text:span><text:span text:style-name="T1">eu já criei construtores, às vezes até mais de na classe e</text:span><text:span text:style-name="T2"> </text:span><text:span text:style-name="T1">nunca botei this() ou super() logo no começo dele.</text:span><text:span text:style-name="T2"> </text:span><text:span text:style-name="T1">Então como é que pode, você tá falando aí que é obrigatório,</text:span><text:span text:style-name="T2"> </text:span><text:span text:style-name="T1">como é que pode se eu já criei construtor que eu nunca criei isso?</text:span><text:span text:style-name="T2"> </text:span><text:span text:style-name="T1">É que, digamos assim, o compilador, ele faz umas coisinhas pra você.</text:span><text:span text:style-name="T2"> </text:span><text:span text:style-name="T1">Então quando você não chama o construtor de forma explícita,</text:span><text:span text:style-name="T2"> </text:span><text:span text:style-name="T1">é como se ele colocasse pra você super(), né,</text:span><text:span text:style-name="T2"> </text:span><text:span text:style-name="T1">uma chamada pro super() sem parâmetros, logo no começo do seu construtor.</text:span><text:span text:style-name="T2"> </text:span><text:span text:style-name="T1">Tá certo?</text:span><text:span text:style-name="T2"> </text:span><text:span text:style-name="T1">Então, ó, quando você cria o construtor, por exemplo, dessa classe,</text:span><text:span text:style-name="T2"> </text:span><text:span text:style-name="T1">chamada MinhaClasse, muito criativo o nome, e não coloca nada no começo,</text:span><text:span text:style-name="T2"> </text:span><text:span text:style-name="T1">é como se tivesse esse super() aqui.</text:span><text:span text:style-name="T2"> </text:span><text:span text:style-name="T1">É como se você colocasse ali, só que isso aí fica implícito.</text:span><text:span text:style-name="T2"> </text:span><text:span text:style-name="T1">Então, vamos entender o que que exatamente o compilador cria pra você.</text:span><text:span text:style-name="T2"> </text:span><text:span text:style-name="T1">Então, toda vez que você cria uma classe e você não coloca construtor nenhum,</text:span><text:span text:style-name="T2"> </text:span><text:span text:style-name="T1">o compilador vai colocar construtor default sem parâmetros,</text:span><text:span text:style-name="T2"> </text:span><text:span text:style-name="T1">que não faz nada, naquela classe.</text:span><text:span text:style-name="T2"> </text:span><text:span text:style-name="T1">Ou seja: toda classe, ela tem pelo menos construtor.</text:span><text:span text:style-name="T2"> </text:span><text:span text:style-name="T1">Se você não definir nenhum,</text:span><text:span text:style-name="T2"> </text:span><text:span text:style-name="T1">construtor default vai ser criado pra você: construtor sem parâmetros.</text:span><text:span text:style-name="T2"> </text:span><text:span text:style-name="T1">A outra coisa que faz pra você é quando num construtor você não invoca</text:span><text:span text:style-name="T2"> </text:span><text:span text:style-name="T1">outro construtor, é colocada uma chamada ao super(), sem parâmetros, pra você.</text:span><text:span text:style-name="T2"> </text:span><text:span text:style-name="T1">Então vamos entender como que muitas vezes a gente tá acostumado</text:span><text:span text:style-name="T2"> </text:span><text:span text:style-name="T1">com as coisas que, digamos assim, o compilador já faz pra</text:span><text:span text:style-name="T2"> </text:span><text:span text:style-name="T1">gente e que às vezes a gente comete alguns erros e às vezes quando esse erro aparece,</text:span><text:span text:style-name="T2"> </text:span><text:span text:style-name="T1">a gente não entende exatamente por que que tá acontecendo aquele problema.</text:span><text:span text:style-name="T2"> </text:span><text:span text:style-name="T1">Então imagina esse caso aqui: eu tenho a classe Super, SuperC,</text:span><text:span text:style-name="T2"> </text:span><text:span text:style-name="T1">que ela tem construtor que recebe parâmetro inteiro.</text:span><text:span text:style-name="T2"> </text:span><text:span text:style-name="T1">E aí, por exemplo, eu crio uma classe SubC, certo, e essa tem construtor vazio.</text:span><text:span text:style-name="T2"> </text:span><text:span text:style-name="T1">Esse é caso que vai dar erro.</text:span><text:span text:style-name="T2"> </text:span><text:span text:style-name="T1">Por quê?</text:span><text:span text:style-name="T2"> </text:span><text:span text:style-name="T1">Porque o construtor default que tá sendo colocado ali,</text:span><text:span text:style-name="T2"> </text:span><text:span text:style-name="T1">no caso o super(), ele não existe na superclasse.</text:span><text:span text:style-name="T2"> </text:span><text:span text:style-name="T1">Você fala assim: mas o construtor default não é criado pra mim?</text:span><text:span text:style-name="T2"> </text:span><text:span text:style-name="T1">É se você não define nenhum construtor.</text:span><text:span text:style-name="T2"> </text:span><text:span text:style-name="T1">Então se você definir construtor que recebe algum parâmetro,</text:span><text:span text:style-name="T2"> </text:span><text:span text:style-name="T1">como é o exemplo aqui do SuperC, que define esse construtor inteiro,</text:span><text:span text:style-name="T2"> </text:span><text:span text:style-name="T1">você não vai conseguir que ele seja chamado por default.</text:span><text:span text:style-name="T2"> </text:span><text:span text:style-name="T1">Você tem que chamar ele explicitamente.</text:span><text:span text:style-name="T2"> </text:span><text:span text:style-name="T1">Então no caso, pra que funcione, eu precisaria que a minha classe SubC,</text:span><text:span text:style-name="T2"> </text:span><text:span text:style-name="T1">ela pode até ter construtor que não seja igual ao da superclasse,</text:span><text:span text:style-name="T2"> </text:span><text:span text:style-name="T1">mas tem que invocar ele explicitamente.</text:span><text:span text:style-name="T2"> </text:span><text:span text:style-name="T1">Então o construtor do SubC, ele tem que chamar super() passando inteiro,</text:span><text:span text:style-name="T2"> </text:span><text:span text:style-name="T1">que aí sim,</text:span><text:span text:style-name="T2"> </text:span><text:span text:style-name="T1">esse construtor existe na superclasse e eu não vou tá violando nenhuma dessas regras.</text:span><text:span text:style-name="T2"> </text:span><text:span text:style-name="T1">Então lembre-se, né, que todo construtor, toda classe que você criar,</text:span><text:span text:style-name="T2"> </text:span><text:span text:style-name="T1">mesmo que ela não tenha superclasse, na verdade ela vai ter o Object,</text:span><text:span text:style-name="T2"> </text:span><text:span text:style-name="T1">logo no começo do construtor dela, ela vai tá chamando o super() da classe Object.</text:span><text:span text:style-name="T2"> </text:span><text:span text:style-name="T1">E assim a gente tem essa cadeia, né, de que uma classe sempre</text:span><text:span text:style-name="T2"> </text:span><text:span text:style-name="T1">vai tá chamando o construtor da superclasse; só quando essas superclasses</text:span><text:span text:style-name="T2"> </text:span><text:span text:style-name="T1">retornarem que ele vai tá executando o construtor exatamente daquela classe.</text:span><text:span text:style-name="T2"> </text:span><text:span text:style-name="T1">E o construtor tem sempre que ser chamado primeiro.</text:span><text:span text:style-name="T2"> </text:span><text:span text:style-name="T1">Você não pode fazer algumas coisas e depois chamar</text:span><text:span text:style-name="T2"> </text:span><text:span text:style-name="T1">o construtor da superclasse, tá?</text:span><text:span text:style-name="T2"> </text:span><text:span text:style-name="T1">Ele tem que ser chamado primeiro.</text:span><text:span text:style-name="T2"> </text:span><text:span text:style-name="T1">Vocês vão ver aí logo seguida tem "hands on" que vai mostrar pra vocês aí,</text:span><text:span text:style-name="T2"> </text:span><text:span text:style-name="T1">na prática, aí, como que essa dinâmica da cadeia de construtores funciona.</text:span><text:span text:style-name="T2"> </text:span><text:span text:style-name="T1">Então espero que nessa aula tenha ficado pouquinho mais claro como que funciona</text:span><text:span text:style-name="T2"> </text:span><text:span text:style-name="T1">aí essa questão da construção dos objetos, a invocação dos construtores quando você</text:span><text:span text:style-name="T2"> </text:span><text:span text:style-name="T1">não tem ali a classe sozinha mas ela tá no contexto aí de uma hierarquia de classes,</text:span><text:span text:style-name="T2"> </text:span><text:span text:style-name="T1">ela tem superclasses que também têm questões a serem </text:span><text:soft-page-break/><text:span text:style-name="T1">inicializadas.</text:span><text:span text:style-name="T2"> </text:span><text:span text:style-name="T3">Muito obrigado!</text:span><text:span text:style-name="T2"> 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2S</meta:editing-duration>
    <meta:editing-cycles>3</meta:editing-cycles>
    <meta:generator>LibreOffice/5.1.6.2$Windows_x86 LibreOffice_project/07ac168c60a517dba0f0d7bc7540f5afa45f0909</meta:generator>
    <dc:date>2017-01-25T07:46:50.967000000</dc:date>
    <meta:document-statistic meta:table-count="0" meta:image-count="0" meta:object-count="0" meta:page-count="2" meta:paragraph-count="1" meta:word-count="1008" meta:character-count="5854" meta:non-whitespace-character-count="4845"/>
    <meta:user-defined meta:name="Info 1"/>
    <meta:user-defined meta:name="Info 2"/>
    <meta:user-defined meta:name="Info 3"/>
    <meta:user-defined meta:name="Info 4"/>
  </office:meta>
</office:document-meta>
</file>